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5528in" fo:break-before="auto" style:use-optimal-row-height="true"/>
    </style:style>
    <style:style style:name="ro15" style:family="table-row">
      <style:table-row-properties style:row-height="1.1146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1.3339in" fo:break-before="auto" style:use-optimal-row-height="true"/>
    </style:style>
    <style:style style:name="ro19" style:family="table-row">
      <style:table-row-properties style:row-height="1.9098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4"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0"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40"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19" style:family="table-cell" style:parent-style-name="Default" style:data-style-name="N100">
      <style:table-cell-properties fo:background-color="#ffd8ce" fo:wrap-option="wrap" fo:border="0.74pt solid #666666"/>
      <style:text-properties fo:hyphenate="true"/>
    </style:style>
    <style:style style:name="ce20" style:family="table-cell" style:parent-style-name="Default" style:data-style-name="N100">
      <style:table-cell-properties fo:wrap-option="wrap" fo:border="0.74pt solid #666666"/>
      <style:text-properties fo:hyphenate="true"/>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6">
          <table:table-cell table:style-name="ce14" office:value-type="string" calcext:value-type="string">
            <text:p>SV_BanExceptionFile</text:p>
          </table:table-cell>
          <table:table-cell table:style-name="ce34"/>
          <table:table-cell table:style-name="ce34" office:value-type="string" calcext:value-type="string">
            <text:p>“whitelist.txt”</text:p>
          </table:table-cell>
          <table:table-cell table:style-name="ce30"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cell/>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6">
          <table:table-cell table:style-name="ce22" office:value-type="string" calcext:value-type="string">
            <text:p>SV_LimitCommands</text:p>
          </table:table-cell>
          <table:table-cell table:style-name="ce26"/>
          <table:table-cell table:style-name="ce26" office:value-type="string" calcext:value-type="string">
            <text:p>True</text:p>
          </table:table-cell>
          <table:table-cell table:style-name="ce38" office:value-type="string" calcext:value-type="string">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cell/>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7">
          <table:table-cell office:value-type="string" calcext:value-type="string">
            <text:p>SV_NoDrop</text:p>
          </table:table-cell>
          <table:table-cell/>
          <table:table-cell office:value-type="string" calcext:value-type="string">
            <text:p>False</text:p>
          </table:table-cell>
          <table:table-cell table:style-name="ce8" office:value-type="string" calcext:value-type="string">
            <text:p>If set, clients may not <text:a xlink:href="https://zdoom.org/wiki/CCMDs:Debug" xlink:type="simple"> </text:a> <text:a xlink:href="https://zdoom.org/wiki/CCMDs:Debug" xlink:type="simple">drop items</text:a>. Items may never be dropped in duels.</text:p>
          </table:table-cell>
          <table:table-cell/>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7">
          <table:table-cell office:value-type="string" calcext:value-type="string">
            <text:p>SV_NoKill</text:p>
          </table:table-cell>
          <table:table-cell/>
          <table:table-cell office:value-type="string" calcext:value-type="string">
            <text:p>False</text:p>
          </table:table-cell>
          <table:table-cell office:value-type="string" calcext:value-type="string">
            <text:p>Players may not kill themselves.</text:p>
          </table:table-cell>
          <table:table-cell/>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6">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4">
          <table:table-cell table:style-name="ce22" office:value-type="string" calcext:value-type="string">
            <text:p>SV_UseTicBuffer</text:p>
          </table:table-cell>
          <table:table-cell table:style-name="ce26"/>
          <table:table-cell table:style-name="ce26" office:value-type="string" calcext:value-type="string">
            <text:p>True</text:p>
          </table:table-cell>
          <table:table-cell table:style-name="ce40" office:value-type="string" calcext:value-type="string">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6">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7" table:number-rows-repeated="1048477">
          <table:table-cell table:number-columns-repeated="5"/>
        </table:table-row>
        <table:table-row table:style-name="ro7">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9">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7">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3">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3">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3">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3">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7">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3">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7">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7">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7">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7">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7">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2">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3">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7">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7">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7">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3">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7">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9">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7">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7">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7">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7">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7">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7">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7">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7">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7">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7">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7">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7">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7">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7">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7">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7">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7">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7">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3">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7">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7">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7">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7">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3">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7">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7">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7">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3">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7">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7">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7">
          <table:table-cell office:value-type="string" calcext:value-type="string">
            <text:p>SV_DisallowSuicide</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7">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3">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9">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3">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3">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3">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3">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7">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3">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3">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3">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3">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7">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3">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3">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9">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3">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3">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3">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3">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3">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3">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9">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3">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9">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7">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3">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7">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7">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7">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15">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1">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7">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7">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7">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7">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7">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4">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6">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7">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1">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7">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7">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7">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7">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7">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7">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7" table:number-rows-repeated="1048428">
          <table:table-cell table:number-columns-repeated="5"/>
        </table:table-row>
        <table:table-row table:style-name="ro7">
          <table:table-cell table:number-columns-repeated="5"/>
        </table:table-row>
      </table:table>
      <table:table table:name="LMS Game Flags" table:style-name="ta2">
        <office:forms form:automatic-focus="false" form:apply-design-mode="false"/>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7">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7">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7">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7">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7">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7">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7">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7">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7">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7">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7">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3">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7" table:number-rows-repeated="132">
          <table:table-cell table:style-name="Default" table:number-columns-repeated="3"/>
        </table:table-row>
        <table:table-row table:style-name="ro7" table:number-rows-repeated="1048429">
          <table:table-cell table:number-columns-repeated="3"/>
        </table:table-row>
        <table:table-row table:style-name="ro17">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50"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1">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7">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1">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7">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8">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3">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2">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2">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13">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3">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7">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3">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13">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When false, the other player's name will not be shown on the HUD. By default, this is set to true. </text:p>
          </table:table-cell>
        </table:table-row>
        <table:table-row table:style-name="ro7">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13">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9">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2">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3">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7">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2">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9">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8">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3">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Windows client will keep playing sound as normal when the client is not the currently active application. </text:p>
          </table:table-cell>
        </table:table-row>
        <table:table-row table:style-name="ro7">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9">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8">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8">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3">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9">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12">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7">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7">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2">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7">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7">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3">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7">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2">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9">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3">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3">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2">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19">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3">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2">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9">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9">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9">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7">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7">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7">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3">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8">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3">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7">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3">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7">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9">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3">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3">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9">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7">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7">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8">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7">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7">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9">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7">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9">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2">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p>
          </table:table-cell>
        </table:table-row>
        <table:table-row table:style-name="ro9">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7" table:number-rows-repeated="1048498">
          <table:table-cell table:number-columns-repeated="4"/>
        </table:table-row>
        <table:table-row table:style-name="ro7">
          <table:table-cell table:number-columns-repeated="4"/>
        </table:table-row>
      </table:table>
      <table:table table:name="Server Commands" table:style-name="ta4">
        <office:forms form:automatic-focus="false" form:apply-design-mode="false"/>
        <table:table-column table:style-name="co5" table:number-columns-repeated="16384" table:default-cell-style-name="ce20"/>
        <table:table-row table:style-name="ro17">
          <table:table-cell table:style-name="ce19" office:value-type="string" calcext:value-type="string">
            <text:p>CMD</text:p>
          </table:table-cell>
          <table:table-cell table:style-name="ce19" office:value-type="string" calcext:value-type="string">
            <text:p>Syntax</text:p>
          </table:table-cell>
          <table:table-cell table:style-name="ce19" office:value-type="string" calcext:value-type="string">
            <text:p>Description</text:p>
          </table:table-cell>
          <table:table-cell table:style-name="ce19" table:number-columns-repeated="16381"/>
        </table:table-row>
        <table:table-row table:style-name="ro17" table:number-rows-repeated="1048574">
          <table:table-cell table:number-columns-repeated="16384"/>
        </table:table-row>
        <table:table-row table:style-name="ro17">
          <table:table-cell table:number-columns-repeated="1638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048576" table:display-filter-buttons="true"/>
        <table:database-range table:name="__Anonymous_Sheet_DB__2" table:target-range-address="'LMS Game Flags'.B1:'LMS Game Flags'.B10485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19:07:30.4675633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5T21:56:36.503878535</dc:date>
    <dc:creator>Nicholas Gautier</dc:creator>
    <meta:editing-duration>PT5H30M19S</meta:editing-duration>
    <meta:editing-cycles>116</meta:editing-cycles>
    <meta:generator>LibreOffice/24.2.7.2$Linux_X86_64 LibreOffice_project/420$Build-2</meta:generator>
    <meta:document-statistic meta:table-count="5" meta:cell-count="1386" meta:object-count="0"/>
  </office:meta>
</office:document-meta>
</file>